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P2" style:family="paragraph" style:parent-style-name="Text_20_body_20_indent_20_Organon" style:list-style-name="L2"/>
    <style:style style:name="T1" style:family="text">
      <style:text-properties officeooo:rsid="00123c9f"/>
    </style:style>
    <style:style style:name="T2" style:family="text">
      <style:text-properties fo:font-weight="bold" officeooo:rsid="00123c9f" style:font-weight-asian="bold" style:font-weight-complex="bold"/>
    </style:style>
    <style:style style:name="T3" style:family="text">
      <style:text-properties fo:font-weight="bold" officeooo:rsid="0013b991" style:font-weight-asian="bold" style:font-weight-complex="bold"/>
    </style:style>
    <style:style style:name="T4" style:family="text">
      <style:text-properties fo:font-weight="bold" officeooo:rsid="00154eeb" style:font-weight-asian="bold" style:font-weight-complex="bold"/>
    </style:style>
    <style:style style:name="T5" style:family="text">
      <style:text-properties officeooo:rsid="0013b991"/>
    </style:style>
    <style:style style:name="T6" style:family="text">
      <style:text-properties officeooo:rsid="00154e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2">
        <text:h text:style-name="Heading_20_3" text:outline-level="3">Export <text:span text:style-name="T1">Main Window</text:span> </text:h>
        <text:h text:style-name="Heading_20_4" text:outline-level="4"><text:span text:style-name="T1">All / Visible / Selection</text:span>:</text:h>
        <text:list xml:id="list440848700234148412" text:style-name="L1">
          <text:list-item>
            <text:p text:style-name="P1">„<text:span text:style-name="T2">All</text:span>“ <text:span text:style-name="T1">selects all nodes of the project folder</text:span>. <text:span text:style-name="T1">Files or Folders, which are not included in the project folder, won't be selected.</text:span></text:p>
          </text:list-item>
          <text:list-item>
            <text:p text:style-name="P1">„<text:span text:style-name="T2">Visible</text:span>“ <text:span text:style-name="T5">selects all nodes, which are visible in the document window</text:span>.</text:p>
          </text:list-item>
          <text:list-item>
            <text:p text:style-name="P1">„<text:span text:style-name="T3">Selection</text:span>“ <text:span text:style-name="T5">lets you choose a selection from the project folder.</text:span> <text:span text:style-name="T5">The selection will be saved an shown on the call of the selection window </text:span>. </text:p>
            <text:list>
              <text:list-item>
                <text:p text:style-name="P1"><text:span text:style-name="T3">Selection Window</text:span>: „<text:span text:style-name="T6">Click on Folder selects Folder Entry</text:span>“:</text:p>
              </text:list-item>
            </text:list>
          </text:list-item>
        </text:list>
        <text:p text:style-name="Text_20_body_20_indent_20_Organon"><text:tab/><text:tab/><text:span text:style-name="T6">If activated, folder entries will be selected by clicking on a folder</text:span>.</text:p>
        <text:p text:style-name="Text_20_body_20_indent_20_Organon"/>
        <text:h text:style-name="Heading_20_4" text:outline-level="4"><text:span text:style-name="T6">Export as</text:span>: </text:h>
        <text:list xml:id="list7498608894022586261" text:style-name="L2">
          <text:list-item>
            <text:p text:style-name="P2"><text:span text:style-name="T4">One Document</text:span>: <text:span text:style-name="T6">The selected nodes will be exported into one document</text:span></text:p>
            <text:list>
              <text:list-item>
                <text:p text:style-name="P2"><text:span text:style-name="T4">Seperator</text:span>: <text:span text:style-name="T6">between each node a seperator will be inserted. See Sperator Window</text:span></text:p>
              </text:list-item>
            </text:list>
          </text:list-item>
          <text:list-item>
            <text:p text:style-name="P2"><text:span text:style-name="T4">Singel Files</text:span>: <text:span text:style-name="T6">All selected nodes will be exported into separat files</text:span>.</text:p>
            <text:list>
              <text:list-item>
                <text:p text:style-name="P2"><text:span text:style-name="T4">Keep Folder Strucure</text:span>: <text:span text:style-name="T6">The folder structure resolve into a folder structure on disk</text:span>.</text:p>
              </text:list-item>
            </text:list>
          </text:list-item>
        </text:list>
        <text:p text:style-name="Text_20_body_20_indent_20_Organon"/>
        <text:h text:style-name="Heading_20_4" text:outline-level="4"><text:span text:style-name="T6">Type</text:span> (Filter):</text:h>
        <text:p text:style-name="Text_20_body_20_indent_20_Organon"><text:span text:style-name="T6">Files will be converted by the selected filter</text:span>. (<text:span text:style-name="T6">In opposite to import, pdf works with export</text:span>)</text:p>
        <text:p text:style-name="Text_20_body_20_indent_20_Organon"/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61" meta:character-count="937" meta:non-whitespace-character-count="793"/>
    <dc:date>2014-06-24T13:34:01.405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